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3A000001A39FB165870C62456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4.999cm" svg:height="7.607cm" svg:x="-0.045cm" svg:y="0.123cm">
          <draw:image xlink:href="Pictures/100000000000033A000001A39FB165870C62456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6-07-05T13:31:50.672000000</dc:date>
    <meta:editing-duration>PT2M34S</meta:editing-duration>
    <meta:editing-cycles>3</meta:editing-cycles>
    <meta:generator>LibreOffice/5.1.3.2$Windows_x86 LibreOffice_project/644e4637d1d8544fd9f56425bd6cec110e49301b</meta:generator>
    <meta:document-statistic meta:object-count="1"/>
  </office:meta>
</office:document-meta>
</file>